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1.988cm"/>
    </style:style>
    <style:style style:name="co7" style:family="table-column">
      <style:table-column-properties fo:break-before="auto" style:column-width="1.997cm"/>
    </style:style>
    <style:style style:name="co8" style:family="table-column">
      <style:table-column-properties fo:break-before="auto" style:column-width="2.28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99"/>
    </style:style>
    <style:style style:name="ce10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100"/>
    <style:style style:name="ce20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50"/>
    <style:style style:name="ce21" style:family="table-cell" style:parent-style-name="Default" style:data-style-name="N50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number-columns-repeated="57" table:default-cell-style-name="Default"/>
        <table:table-row table:style-name="ro1"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French Name</text:p>
          </table:table-cell>
          <table:table-cell table:style-name="ce9" office:value-type="string" calcext:value-type="string">
            <text:p>Continent</text:p>
          </table:table-cell>
          <table:table-cell table:style-name="ce17" office:value-type="string" calcext:value-type="string">
            <text:p>Last Updat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  <table:table-cell/>
          <table:table-cell table:style-name="ce1" table:number-columns-repeated="57"/>
        </table:table-row>
        <table:table-row table:style-name="ro1">
          <table:table-cell table:number-columns-repeated="2" office:value-type="string" calcext:value-type="string">
            <text:p>Afghanist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367" calcext:value-type="float">
            <text:p>367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3" calcext:value-type="float">
            <text:p>3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Angola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495" calcext:value-type="float">
            <text:p>495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369" calcext:value-type="float">
            <text:p>36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502" calcext:value-type="float">
            <text:p>502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430" calcext:value-type="float">
            <text:p>4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71" calcext:value-type="float">
            <text:p>27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6909" calcext:value-type="float">
            <text:p>6909</text:p>
          </table:table-cell>
          <table:table-cell office:value-type="float" office:value="49" calcext:value-type="float">
            <text:p>49</text:p>
          </table:table-cell>
          <table:table-cell office:value-type="float" office:value="112" calcext:value-type="float">
            <text:p>112</text:p>
          </table:table-cell>
          <table:table-cell office:value-type="float" office:value="6748" calcext:value-type="float">
            <text:p>674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4" calcext:value-type="float">
            <text:p>10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458" calcext:value-type="float">
            <text:p>458</text:p>
          </table:table-cell>
          <table:table-cell office:value-type="float" office:value="4" calcext:value-type="float">
            <text:p>4</text:p>
          </table:table-cell>
          <table:table-cell office:value-type="float" office:value="204" calcext:value-type="float">
            <text:p>204</text:p>
          </table:table-cell>
          <table:table-cell office:value-type="float" office:value="250" calcext:value-type="float">
            <text:p>250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Bangladesh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Barbados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6235" calcext:value-type="float">
            <text:p>6235</text:p>
          </table:table-cell>
          <table:table-cell office:value-type="float" office:value="220" calcext:value-type="float">
            <text:p>220</text:p>
          </table:table-cell>
          <table:table-cell office:value-type="float" office:value="675" calcext:value-type="float">
            <text:p>675</text:p>
          </table:table-cell>
          <table:table-cell office:value-type="float" office:value="5340" calcext:value-type="float">
            <text:p>5340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Belize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2985" calcext:value-type="float">
            <text:p>2985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2902" calcext:value-type="float">
            <text:p>29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53" calcext:value-type="float">
            <text:p>25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Burkina Faso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52" calcext:value-type="float">
            <text:p>15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6 23:53:2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6 23:53:24</text:p>
          </table:table-cell>
          <table:table-cell office:value-type="float" office:value="1219" calcext:value-type="float">
            <text:p>121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08" calcext:value-type="float">
            <text:p>120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6 23:53: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6 23:53:24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84" calcext:value-type="float">
            <text:p>48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6 23:53:24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9" calcext:value-type="float">
            <text:p>22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6 23:53:2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6 23:53:24</text:p>
          </table:table-cell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368" calcext:value-type="float">
            <text:p>36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6 23:53:24</text:p>
          </table:table-cell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6 23:53:11</text:p>
          </table:table-cell>
          <table:table-cell office:value-type="float" office:value="486" calcext:value-type="float">
            <text:p>4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6 23:53:11</text:p>
          </table:table-cell>
          <table:table-cell office:value-type="float" office:value="725" calcext:value-type="float">
            <text:p>72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6 23:53: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6 23:53:1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6 23:53:1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6 23:53:1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6 23:53:1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6 23:53: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6 23:53:1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6 23:53:11</text:p>
          </table:table-cell>
          <table:table-cell office:value-type="float" office:value="858" calcext:value-type="float">
            <text:p>85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6 23:53: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6 23:53:11</text:p>
          </table:table-cell>
          <table:table-cell office:value-type="float" office:value="1632" calcext:value-type="float">
            <text:p>16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6 23:53: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6 23:53:1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6 23:53: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08 05:19:01</text:p>
          </table:table-cell>
          <table:table-cell office:value-type="float" office:value="990" calcext:value-type="float">
            <text:p>990</text:p>
          </table:table-cell>
          <table:table-cell office:value-type="float" office:value="6" calcext:value-type="float">
            <text:p>6</text:p>
          </table:table-cell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6 06:49:10</text:p>
          </table:table-cell>
          <table:table-cell office:value-type="float" office:value="566" calcext:value-type="float">
            <text:p>566</text:p>
          </table:table-cell>
          <table:table-cell office:value-type="float" office:value="8" calcext:value-type="float">
            <text:p>8</text:p>
          </table:table-cell>
          <table:table-cell office:value-type="float" office:value="406" calcext:value-type="float">
            <text:p>406</text:p>
          </table:table-cell>
          <table:table-cell office:value-type="float" office:value="152" calcext:value-type="float">
            <text:p>15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3 23:34:38</text:p>
          </table:table-cell>
          <table:table-cell office:value-type="float" office:value="578" calcext:value-type="float">
            <text:p>578</text:p>
          </table:table-cell>
          <table:table-cell office:value-type="float" office:value="6" calcext:value-type="float">
            <text:p>6</text:p>
          </table:table-cell>
          <table:table-cell office:value-type="float" office:value="570" calcext:value-type="float">
            <text:p>57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6 01:21:08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32" calcext:value-type="float">
            <text:p>3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5 23:50:22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6 09:11:30</text:p>
          </table:table-cell>
          <table:table-cell office:value-type="float" office:value="1448" calcext:value-type="float">
            <text:p>1448</text:p>
          </table:table-cell>
          <table:table-cell office:value-type="float" office:value="8" calcext:value-type="float">
            <text:p>8</text:p>
          </table:table-cell>
          <table:table-cell office:value-type="float" office:value="1336" calcext:value-type="float">
            <text:p>1336</text:p>
          </table:table-cell>
          <table:table-cell office:value-type="float" office:value="104" calcext:value-type="float">
            <text:p>10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0 04:33:45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18 01:37:43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4 04:29:15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-6" calcext:value-type="float">
            <text:p>-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3 01:53:35</text:p>
          </table:table-cell>
          <table:table-cell office:value-type="float" office:value="319" calcext:value-type="float">
            <text:p>319</text:p>
          </table:table-cell>
          <table:table-cell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6 00:15:39</text:p>
          </table:table-cell>
          <table:table-cell office:value-type="float" office:value="484" calcext:value-type="float">
            <text:p>484</text:p>
          </table:table-cell>
          <table:table-cell office:value-type="float" office:value="13" calcext:value-type="float">
            <text:p>13</text:p>
          </table:table-cell>
          <table:table-cell office:value-type="float" office:value="469" calcext:value-type="float">
            <text:p>469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6 02:14:25</text:p>
          </table:table-cell>
          <table:table-cell office:value-type="float" office:value="1275" calcext:value-type="float">
            <text:p>1275</text:p>
          </table:table-cell>
          <table:table-cell office:value-type="float" office:value="22" calcext:value-type="float">
            <text:p>22</text:p>
          </table:table-cell>
          <table:table-cell office:value-type="float" office:value="1250" calcext:value-type="float">
            <text:p>125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6 10:05:28</text:p>
          </table:table-cell>
          <table:table-cell office:value-type="float" office:value="453" calcext:value-type="float">
            <text:p>453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339" calcext:value-type="float">
            <text:p>33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6 01:21:08</text:p>
          </table:table-cell>
          <table:table-cell office:value-type="float" office:value="67801" calcext:value-type="float">
            <text:p>67801</text:p>
          </table:table-cell>
          <table:table-cell office:value-type="float" office:value="3169" calcext:value-type="float">
            <text:p>3169</text:p>
          </table:table-cell>
          <table:table-cell office:value-type="float" office:value="61201" calcext:value-type="float">
            <text:p>61201</text:p>
          </table:table-cell>
          <table:table-cell office:value-type="float" office:value="3431" calcext:value-type="float">
            <text:p>343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14 08:25:05</text:p>
          </table:table-cell>
          <table:table-cell office:value-type="float" office:value="1018" calcext:value-type="float">
            <text:p>1018</text:p>
          </table:table-cell>
          <table:table-cell office:value-type="float" office:value="4" calcext:value-type="float">
            <text:p>4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6 02:41:27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6 01:23:32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3 01:27:01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5 23:41:29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6 05:54:0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6 03:08:3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16 08:47:0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2-23 11:19: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6 02:14:25</text:p>
          </table:table-cell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6 07:46:17</text:p>
          </table:table-cell>
          <table:table-cell office:value-type="float" office:value="771" calcext:value-type="float">
            <text:p>771</text:p>
          </table:table-cell>
          <table:table-cell office:value-type="float" office:value="7" calcext:value-type="float">
            <text:p>7</text:p>
          </table:table-cell>
          <table:table-cell office:value-type="float" office:value="752" calcext:value-type="float">
            <text:p>752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6 07:31:30</text:p>
          </table:table-cell>
          <table:table-cell office:value-type="float" office:value="451" calcext:value-type="float">
            <text:p>451</text:p>
          </table:table-cell>
          <table:table-cell office:value-type="float" office:value="5" calcext:value-type="float">
            <text:p>5</text:p>
          </table:table-cell>
          <table:table-cell office:value-type="float" office:value="331" calcext:value-type="float">
            <text:p>331</text:p>
          </table:table-cell>
          <table:table-cell office:value-type="float" office:value="115" calcext:value-type="float">
            <text:p>1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5 23:21:31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5 06:43:02</text:p>
          </table:table-cell>
          <table:table-cell office:value-type="float" office:value="547" calcext:value-type="float">
            <text:p>547</text:p>
          </table:table-cell>
          <table:table-cell office:value-type="float" office:value="3" calcext:value-type="float">
            <text:p>3</text:p>
          </table:table-cell>
          <table:table-cell office:value-type="float" office:value="536" calcext:value-type="float">
            <text:p>536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6 04:38:20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office:value-type="float" office:value="15" calcext:value-type="float">
            <text:p>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2-23 11:19: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08 05:31:02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5 23:30:18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6 02:18:44</text:p>
          </table:table-cell>
          <table:table-cell office:value-type="float" office:value="1243" calcext:value-type="float">
            <text:p>1243</text:p>
          </table:table-cell>
          <table:table-cell office:value-type="float" office:value="1" calcext:value-type="float">
            <text:p>1</text:p>
          </table:table-cell>
          <table:table-cell office:value-type="float" office:value="1222" calcext:value-type="float">
            <text:p>1222</text:p>
          </table:table-cell>
          <table:table-cell office:value-type="float" office:value="20" calcext:value-type="float">
            <text:p>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877" calcext:value-type="float">
            <text:p>1877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835" calcext:value-type="float">
            <text:p>183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29155" calcext:value-type="float">
            <text:p>29155</text:p>
          </table:table-cell>
          <table:table-cell office:value-type="float" office:value="1696" calcext:value-type="float">
            <text:p>1696</text:p>
          </table:table-cell>
          <table:table-cell office:value-type="float" office:value="4948" calcext:value-type="float">
            <text:p>4948</text:p>
          </table:table-cell>
          <table:table-cell office:value-type="float" office:value="22511" calcext:value-type="float">
            <text:p>225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7431" calcext:value-type="float">
            <text:p>7431</text:p>
          </table:table-cell>
          <table:table-cell office:value-type="float" office:value="434" calcext:value-type="float">
            <text:p>434</text:p>
          </table:table-cell>
          <table:table-cell office:value-type="float" office:value="3" calcext:value-type="float">
            <text:p>3</text:p>
          </table:table-cell>
          <table:table-cell office:value-type="float" office:value="6994" calcext:value-type="float">
            <text:p>69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1658" calcext:value-type="float">
            <text:p>11658</text:p>
          </table:table-cell>
          <table:table-cell office:value-type="float" office:value="578" calcext:value-type="float">
            <text:p>578</text:p>
          </table:table-cell>
          <table:table-cell office:value-type="float" office:value="135" calcext:value-type="float">
            <text:p>135</text:p>
          </table:table-cell>
          <table:table-cell office:value-type="float" office:value="10945" calcext:value-type="float">
            <text:p>1094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6 23:48:35</text:p>
          </table:table-cell>
          <table:table-cell office:value-type="float" office:value="83836" calcext:value-type="float">
            <text:p>83836</text:p>
          </table:table-cell>
          <table:table-cell office:value-type="float" office:value="1209" calcext:value-type="float">
            <text:p>1209</text:p>
          </table:table-cell>
          <table:table-cell office:value-type="float" office:value="681" calcext:value-type="float">
            <text:p>681</text:p>
          </table:table-cell>
          <table:table-cell table:formula="of:=[.E107]-[.F107]-[.G107]" office:value-type="float" office:value="81946" calcext:value-type="float">
            <text:p>8194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306" calcext:value-type="float">
            <text:p>1306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80" calcext:value-type="float">
            <text:p>128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491" calcext:value-type="float">
            <text:p>49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77" calcext:value-type="float">
            <text:p>47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Congo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string" calcext:value-type="string">
            <text:p>Cote d’Ivoir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495" calcext:value-type="float">
            <text:p>49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70" calcext:value-type="float">
            <text:p>470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Cuba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925" calcext:value-type="float">
            <text:p>192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06" calcext:value-type="float">
            <text:p>190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Diamond Princess</text:p>
          </table:table-cell>
          <table:table-cell table:style-name="ce5"/>
          <table:table-cell table:style-name="ce22" office:value-type="string" calcext:value-type="string">
            <text:p>2020-03-26 23:48:18</text:p>
          </table:table-cell>
          <table:table-cell office:value-type="float" office:value="712" calcext:value-type="float">
            <text:p>712</text:p>
          </table:table-cell>
          <table:table-cell office:value-type="float" office:value="10" calcext:value-type="float">
            <text:p>10</text:p>
          </table:table-cell>
          <table:table-cell office:value-type="float" office:value="597" calcext:value-type="float">
            <text:p>597</text:p>
          </table:table-cell>
          <table:table-cell office:value-type="float" office:value="105" calcext:value-type="float">
            <text:p>105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Djibouti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488" calcext:value-type="float">
            <text:p>48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75" calcext:value-type="float">
            <text:p>47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403" calcext:value-type="float">
            <text:p>1403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366" calcext:value-type="float">
            <text:p>136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29" calcext:value-type="float">
            <text:p>529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Eswatini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958" calcext:value-type="float">
            <text:p>95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43" calcext:value-type="float">
            <text:p>94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Gabon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43938" calcext:value-type="float">
            <text:p>43938</text:p>
          </table:table-cell>
          <table:table-cell office:value-type="float" office:value="267" calcext:value-type="float">
            <text:p>267</text:p>
          </table:table-cell>
          <table:table-cell office:value-type="float" office:value="5673" calcext:value-type="float">
            <text:p>5673</text:p>
          </table:table-cell>
          <table:table-cell office:value-type="float" office:value="37998" calcext:value-type="float">
            <text:p>37998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Ghana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892" calcext:value-type="float">
            <text:p>892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830" calcext:value-type="float">
            <text:p>8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Guinée-Bissau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Honduras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261" calcext:value-type="float">
            <text:p>26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23" calcext:value-type="float">
            <text:p>2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802" calcext:value-type="float">
            <text:p>802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718" calcext:value-type="float">
            <text:p>7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727" calcext:value-type="float">
            <text:p>72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62" calcext:value-type="float">
            <text:p>66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893" calcext:value-type="float">
            <text:p>893</text:p>
          </table:table-cell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office:value-type="float" office:value="780" calcext:value-type="float">
            <text:p>78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382" calcext:value-type="float">
            <text:p>382</text:p>
          </table:table-cell>
          <table:table-cell office:value-type="float" office:value="36" calcext:value-type="float">
            <text:p>36</text:p>
          </table:table-cell>
          <table:table-cell office:value-type="float" office:value="105" calcext:value-type="float">
            <text:p>105</text:p>
          </table:table-cell>
          <table:table-cell office:value-type="float" office:value="241" calcext:value-type="float">
            <text:p>24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819" calcext:value-type="float">
            <text:p>1819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795" calcext:value-type="float">
            <text:p>179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29406" calcext:value-type="float">
            <text:p>29406</text:p>
          </table:table-cell>
          <table:table-cell office:value-type="float" office:value="2234" calcext:value-type="float">
            <text:p>2234</text:p>
          </table:table-cell>
          <table:table-cell office:value-type="float" office:value="10457" calcext:value-type="float">
            <text:p>10457</text:p>
          </table:table-cell>
          <table:table-cell office:value-type="float" office:value="16715" calcext:value-type="float">
            <text:p>167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2693" calcext:value-type="float">
            <text:p>2693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2617" calcext:value-type="float">
            <text:p>26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80589" calcext:value-type="float">
            <text:p>80589</text:p>
          </table:table-cell>
          <table:table-cell office:value-type="float" office:value="8215" calcext:value-type="float">
            <text:p>8215</text:p>
          </table:table-cell>
          <table:table-cell office:value-type="float" office:value="10361" calcext:value-type="float">
            <text:p>10361</text:p>
          </table:table-cell>
          <table:table-cell office:value-type="float" office:value="62013" calcext:value-type="float">
            <text:p>620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387" calcext:value-type="float">
            <text:p>1387</text:p>
          </table:table-cell>
          <table:table-cell office:value-type="float" office:value="47" calcext:value-type="float">
            <text:p>47</text:p>
          </table:table-cell>
          <table:table-cell office:value-type="float" office:value="359" calcext:value-type="float">
            <text:p>359</text:p>
          </table:table-cell>
          <table:table-cell office:value-type="float" office:value="981" calcext:value-type="float">
            <text:p>98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Kazakhst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Kenya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Kosovo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59" calcext:value-type="float">
            <text:p>15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s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368" calcext:value-type="float">
            <text:p>368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39" calcext:value-type="float">
            <text:p>339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Liberia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Liby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Liechtenstein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Luxembourg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453" calcext:value-type="float">
            <text:p>145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438" calcext:value-type="float">
            <text:p>1438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adagascar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2031" calcext:value-type="float">
            <text:p>2031</text:p>
          </table:table-cell>
          <table:table-cell office:value-type="float" office:value="23" calcext:value-type="float">
            <text:p>23</text:p>
          </table:table-cell>
          <table:table-cell office:value-type="float" office:value="215" calcext:value-type="float">
            <text:p>215</text:p>
          </table:table-cell>
          <table:table-cell office:value-type="float" office:value="1793" calcext:value-type="float">
            <text:p>179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aldives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ali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table:style-name="ce5" office:value-type="string" calcext:value-type="string">
            <text:p>Amérique du Nord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475" calcext:value-type="float">
            <text:p>47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65" calcext:value-type="float">
            <text:p>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onaco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ontenegro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275" calcext:value-type="float">
            <text:p>27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ozambiqu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table:style-name="ce5" office:value-type="string" calcext:value-type="string">
            <text:p>Océani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56" calcext:value-type="float">
            <text:p>25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Nicaragua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Niger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Nigeria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3369" calcext:value-type="float">
            <text:p>336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349" calcext:value-type="float">
            <text:p>3349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Oman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akist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201" calcext:value-type="float">
            <text:p>120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171" calcext:value-type="float">
            <text:p>117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anama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558" calcext:value-type="float">
            <text:p>55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48" calcext:value-type="float">
            <text:p>54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table:style-name="ce5" office:value-type="string" calcext:value-type="string">
            <text:p>Océani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araguay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57" calcext:value-type="float">
            <text:p>55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hilippines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707" calcext:value-type="float">
            <text:p>707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634" calcext:value-type="float">
            <text:p>63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221" calcext:value-type="float">
            <text:p>122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98" calcext:value-type="float">
            <text:p>1198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ortugal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3544" calcext:value-type="float">
            <text:p>3544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3441" calcext:value-type="float">
            <text:p>344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Qatar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6" calcext:value-type="float">
            <text:p>50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9241" calcext:value-type="float">
            <text:p>9241</text:p>
          </table:table-cell>
          <table:table-cell office:value-type="float" office:value="131" calcext:value-type="float">
            <text:p>131</text:p>
          </table:table-cell>
          <table:table-cell office:value-type="float" office:value="4144" calcext:value-type="float">
            <text:p>4144</text:p>
          </table:table-cell>
          <table:table-cell office:value-type="float" office:value="4966" calcext:value-type="float">
            <text:p>496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029" calcext:value-type="float">
            <text:p>1029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912" calcext:value-type="float">
            <text:p>9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840" calcext:value-type="float">
            <text:p>84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799" calcext:value-type="float">
            <text:p>799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Rwanda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Saint-Christophe-et-Niévès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208" calcext:value-type="float">
            <text:p>20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83" calcext:value-type="float">
            <text:p>18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012" calcext:value-type="float">
            <text:p>101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976" calcext:value-type="float">
            <text:p>97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Seychelles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683" calcext:value-type="float">
            <text:p>683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509" calcext:value-type="float">
            <text:p>50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562" calcext:value-type="float">
            <text:p>56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46" calcext:value-type="float">
            <text:p>54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15" calcext:value-type="float">
            <text:p>9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57786" calcext:value-type="float">
            <text:p>57786</text:p>
          </table:table-cell>
          <table:table-cell office:value-type="float" office:value="4365" calcext:value-type="float">
            <text:p>4365</text:p>
          </table:table-cell>
          <table:table-cell office:value-type="float" office:value="7015" calcext:value-type="float">
            <text:p>7015</text:p>
          </table:table-cell>
          <table:table-cell office:value-type="float" office:value="46406" calcext:value-type="float">
            <text:p>4640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Sri Lanka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Suriname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2840" calcext:value-type="float">
            <text:p>2840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2747" calcext:value-type="float">
            <text:p>274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1811" calcext:value-type="float">
            <text:p>11811</text:p>
          </table:table-cell>
          <table:table-cell office:value-type="float" office:value="191" calcext:value-type="float">
            <text:p>191</text:p>
          </table:table-cell>
          <table:table-cell office:value-type="float" office:value="131" calcext:value-type="float">
            <text:p>131</text:p>
          </table:table-cell>
          <table:table-cell office:value-type="float" office:value="11489" calcext:value-type="float">
            <text:p>1148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string" calcext:value-type="string">
            <text:p>Syrie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Taiw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6 07:31:30</text:p>
          </table:table-cell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21" calcext:value-type="float">
            <text:p>2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045" calcext:value-type="float">
            <text:p>1045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953" calcext:value-type="float">
            <text:p>9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Togo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3629" calcext:value-type="float">
            <text:p>362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3528" calcext:value-type="float">
            <text:p>352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Ukrain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333" calcext:value-type="float">
            <text:p>33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279" calcext:value-type="float">
            <text:p>279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Uruguay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Vietnam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est Bank and Gaza</text:p>
          </table:table-cell>
          <table:table-cell office:value-type="string" calcext:value-type="string">
            <text:p>Palestine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Zimbabw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6 23:48: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 table:number-rows-repeated="56">
          <table:table-cell table:number-columns-repeated="2"/>
          <table:table-cell table:style-name="ce5"/>
          <table:table-cell table:style-name="ce20"/>
          <table:table-cell table:number-columns-repeated="62"/>
        </table:table-row>
        <table:table-row table:style-name="ro1">
          <table:table-cell table:number-columns-repeated="2"/>
          <table:table-cell table:style-name="ce5"/>
          <table:table-cell table:number-columns-repeated="63"/>
        </table:table-row>
        <table:table-row table:style-name="ro1" table:number-rows-repeated="6">
          <table:table-cell table:number-columns-repeated="66"/>
        </table:table-row>
        <table:table-row table:style-name="ro1">
          <table:table-cell table:number-columns-repeated="3"/>
          <table:table-cell table:style-name="ce21"/>
          <table:table-cell table:number-columns-repeated="62"/>
        </table:table-row>
        <table:table-row table:style-name="ro1" table:number-rows-repeated="6">
          <table:table-cell table:number-columns-repeated="2"/>
          <table:table-cell table:style-name="ce6"/>
          <table:table-cell table:style-name="ce21"/>
          <table:table-cell table:number-columns-repeated="62"/>
        </table:table-row>
        <table:table-row table:style-name="ro1">
          <table:table-cell table:number-columns-repeated="2"/>
          <table:table-cell table:style-name="ce6"/>
          <table:table-cell table:number-columns-repeated="63"/>
        </table:table-row>
        <table:table-row table:style-name="ro1" table:number-rows-repeated="10">
          <table:table-cell table:number-columns-repeated="66"/>
        </table:table-row>
        <table:table-row table:style-name="ro1">
          <table:table-cell table:number-columns-repeated="3"/>
          <table:table-cell table:style-name="Default"/>
          <table:table-cell table:number-columns-repeated="62"/>
        </table:table-row>
        <table:table-row table:style-name="ro1"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Australie</text:p>
          </table:table-cell>
          <table:table-cell table:style-name="ce7" office:value-type="string" calcext:value-type="string">
            <text:p>Océanie</text:p>
          </table:table-cell>
          <table:table-cell table:style-name="ce22" office:value-type="string" calcext:value-type="string">
            <text:p>2020-03-26 23:48:18</text:p>
          </table:table-cell>
          <table:table-cell table:style-name="ce3" table:formula="of:=SUMIF([.$A$2:.$A$298]; &quot;C-Australia&quot;;[.E$2:.E$298])" office:value-type="float" office:value="2810" calcext:value-type="float">
            <text:p>2810</text:p>
          </table:table-cell>
          <table:table-cell table:style-name="ce3" table:formula="of:=SUMIF([.$A$2:.$A$298]; &quot;C-Australia&quot;;[.F$2:.F$298])" office:value-type="float" office:value="13" calcext:value-type="float">
            <text:p>13</text:p>
          </table:table-cell>
          <table:table-cell table:style-name="ce3" table:formula="of:=SUMIF([.$A$2:.$A$298]; &quot;C-Australia&quot;;[.G$2:.G$298])" office:value-type="float" office:value="172" calcext:value-type="float">
            <text:p>172</text:p>
          </table:table-cell>
          <table:table-cell table:style-name="ce3" table:formula="of:=[.E332]-[.F332]-[.G332]" office:value-type="float" office:value="2625" calcext:value-type="float">
            <text:p>2625</text:p>
          </table:table-cell>
          <table:table-cell table:number-columns-repeated="58"/>
        </table:table-row>
        <table:table-row table:style-name="ro1">
          <table:table-cell table:number-columns-repeated="2" table:style-name="ce3" office:value-type="string" calcext:value-type="string">
            <text:p>Canada</text:p>
          </table:table-cell>
          <table:table-cell table:style-name="ce7" office:value-type="string" calcext:value-type="string">
            <text:p>Amérique du Nord</text:p>
          </table:table-cell>
          <table:table-cell table:style-name="ce22" office:value-type="string" calcext:value-type="string">
            <text:p>2020-03-26 23:48:18</text:p>
          </table:table-cell>
          <table:table-cell table:style-name="ce3" table:formula="of:=SUMIF([.$A$2:.$A$297]; &quot;C-Canada&quot;;[.E$2:.E$297])" office:value-type="float" office:value="4042" calcext:value-type="float">
            <text:p>4042</text:p>
          </table:table-cell>
          <table:table-cell table:style-name="ce3" table:formula="of:=SUMIF([.$A$2:.$A$297]; &quot;C-Canada&quot;;[.F$2:.F$297])" office:value-type="float" office:value="38" calcext:value-type="float">
            <text:p>38</text:p>
          </table:table-cell>
          <table:table-cell table:style-name="ce3" table:formula="of:=SUMIF([.$A$2:.$A$297]; &quot;C-Canada&quot;;[.G$2:.G$297])" office:value-type="float" office:value="184" calcext:value-type="float">
            <text:p>184</text:p>
          </table:table-cell>
          <table:table-cell table:style-name="ce3" table:formula="of:=[.E333]-[.F333]-[.G333]" office:value-type="float" office:value="3820" calcext:value-type="float">
            <text:p>3820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China</text:p>
          </table:table-cell>
          <table:table-cell table:style-name="ce3" office:value-type="string" calcext:value-type="string">
            <text:p>Chine</text:p>
          </table:table-cell>
          <table:table-cell table:style-name="ce7" office:value-type="string" calcext:value-type="string">
            <text:p>Asie</text:p>
          </table:table-cell>
          <table:table-cell table:style-name="ce22" office:value-type="string" calcext:value-type="string">
            <text:p>2020-03-26 23:48:18</text:p>
          </table:table-cell>
          <table:table-cell table:style-name="ce3" table:formula="of:=SUMIF([.$A$2:.$A$297]; &quot;C-China&quot;;[.E$2:.E$297])" office:value-type="float" office:value="81782" calcext:value-type="float">
            <text:p>81782</text:p>
          </table:table-cell>
          <table:table-cell table:style-name="ce3" table:formula="of:=SUMIF([.$A$2:.$A$297]; &quot;C-China&quot;;[.F$2:.F$297])" office:value-type="float" office:value="3291" calcext:value-type="float">
            <text:p>3291</text:p>
          </table:table-cell>
          <table:table-cell table:style-name="ce3" table:formula="of:=SUMIF([.$A$2:.$A$297]; &quot;C-China&quot;;[.G$2:.G$297])" office:value-type="float" office:value="74181" calcext:value-type="float">
            <text:p>74181</text:p>
          </table:table-cell>
          <table:table-cell table:style-name="ce3" table:formula="of:=[.E334]-[.F334]-[.G334]" office:value-type="float" office:value="4310" calcext:value-type="float">
            <text:p>4310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Denmark</text:p>
          </table:table-cell>
          <table:table-cell table:style-name="ce3" office:value-type="string" calcext:value-type="string">
            <text:p>Danemark</text:p>
          </table:table-cell>
          <table:table-cell table:style-name="ce7" office:value-type="string" calcext:value-type="string">
            <text:p>Europe</text:p>
          </table:table-cell>
          <table:table-cell table:style-name="ce22" office:value-type="string" calcext:value-type="string">
            <text:p>2020-03-26 23:48:19</text:p>
          </table:table-cell>
          <table:table-cell table:style-name="ce3" table:formula="of:=SUMIF([.$A$2:.$A$297]; &quot;C-Denmark&quot;;[.E$2:.E$297])" office:value-type="float" office:value="2023" calcext:value-type="float">
            <text:p>2023</text:p>
          </table:table-cell>
          <table:table-cell table:style-name="ce3" table:formula="of:=SUMIF([.$A$2:.$A$297]; &quot;C-Denmark&quot;;[.F$2:.F$297])" office:value-type="float" office:value="41" calcext:value-type="float">
            <text:p>41</text:p>
          </table:table-cell>
          <table:table-cell table:style-name="ce3" table:formula="of:=SUMIF([.$A$2:.$A$297]; &quot;C-Denmark&quot;;[.G$2:.G$297])" office:value-type="float" office:value="50" calcext:value-type="float">
            <text:p>50</text:p>
          </table:table-cell>
          <table:table-cell table:style-name="ce3" table:formula="of:=[.E335]-[.F335]-[.G335]" office:value-type="float" office:value="1932" calcext:value-type="float">
            <text:p>1932</text:p>
          </table:table-cell>
          <table:table-cell table:number-columns-repeated="58"/>
        </table:table-row>
        <table:table-row table:style-name="ro1">
          <table:table-cell table:number-columns-repeated="2" table:style-name="ce3" office:value-type="string" calcext:value-type="string">
            <text:p>France</text:p>
          </table:table-cell>
          <table:table-cell table:style-name="ce7" office:value-type="string" calcext:value-type="string">
            <text:p>Europe</text:p>
          </table:table-cell>
          <table:table-cell table:style-name="ce22" office:value-type="string" calcext:value-type="string">
            <text:p>2020-03-26 23:48:19</text:p>
          </table:table-cell>
          <table:table-cell table:style-name="ce3" table:formula="of:=SUMIF([.$A$2:.$A$297]; &quot;C-France&quot;;[.E$2:.E$297])" office:value-type="float" office:value="29551" calcext:value-type="float">
            <text:p>29551</text:p>
          </table:table-cell>
          <table:table-cell table:style-name="ce3" table:formula="of:=SUMIF([.$A$2:.$A$297]; &quot;C-France&quot;;[.F$2:.F$297])" office:value-type="float" office:value="1698" calcext:value-type="float">
            <text:p>1698</text:p>
          </table:table-cell>
          <table:table-cell table:style-name="ce3" table:formula="of:=SUMIF([.$A$2:.$A$297]; &quot;C-France&quot;;[.G$2:.G$297])" office:value-type="float" office:value="4955" calcext:value-type="float">
            <text:p>4955</text:p>
          </table:table-cell>
          <table:table-cell table:style-name="ce3" table:formula="of:=[.E336]-[.F336]-[.G336]" office:value-type="float" office:value="22898" calcext:value-type="float">
            <text:p>22898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Netherlands</text:p>
          </table:table-cell>
          <table:table-cell table:style-name="ce3" office:value-type="string" calcext:value-type="string">
            <text:p>Pays-Bas</text:p>
          </table:table-cell>
          <table:table-cell table:style-name="ce7" office:value-type="string" calcext:value-type="string">
            <text:p>Europe</text:p>
          </table:table-cell>
          <table:table-cell table:style-name="ce22" office:value-type="string" calcext:value-type="string">
            <text:p>2020-03-26 23:48:19</text:p>
          </table:table-cell>
          <table:table-cell table:style-name="ce3" table:formula="of:=SUMIF([.$A$2:.$A$297]; &quot;C-Netherlands&quot;;[.E$2:.E$297])" office:value-type="float" office:value="7468" calcext:value-type="float">
            <text:p>7468</text:p>
          </table:table-cell>
          <table:table-cell table:style-name="ce3" table:formula="of:=SUMIF([.$A$2:.$A$297]; &quot;C-Netherlands&quot;;[.F$2:.F$297])" office:value-type="float" office:value="435" calcext:value-type="float">
            <text:p>435</text:p>
          </table:table-cell>
          <table:table-cell table:style-name="ce3" table:formula="of:=SUMIF([.$A$2:.$A$297]; &quot;C-Netherlands&quot;;[.G$2:.G$297])" office:value-type="float" office:value="6" calcext:value-type="float">
            <text:p>6</text:p>
          </table:table-cell>
          <table:table-cell table:style-name="ce3" table:formula="of:=[.E337]-[.F337]-[.G337]" office:value-type="float" office:value="7027" calcext:value-type="float">
            <text:p>7027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United Kingdom</text:p>
          </table:table-cell>
          <table:table-cell table:style-name="ce3" office:value-type="string" calcext:value-type="string">
            <text:p>Royaume-Uni</text:p>
          </table:table-cell>
          <table:table-cell table:style-name="ce7" office:value-type="string" calcext:value-type="string">
            <text:p>Europe</text:p>
          </table:table-cell>
          <table:table-cell table:style-name="ce22" office:value-type="string" calcext:value-type="string">
            <text:p>2020-03-26 23:48:20</text:p>
          </table:table-cell>
          <table:table-cell table:style-name="ce3" table:formula="of:=SUMIF([.$A$2:.$A$297]; &quot;C-United Kingdom&quot;;[.E$2:.E$297])" office:value-type="float" office:value="11812" calcext:value-type="float">
            <text:p>11812</text:p>
          </table:table-cell>
          <table:table-cell table:style-name="ce3" table:formula="of:=SUMIF([.$A$2:.$A$297]; &quot;C-United Kingdom&quot;;[.F$2:.F$297])" office:value-type="float" office:value="580" calcext:value-type="float">
            <text:p>580</text:p>
          </table:table-cell>
          <table:table-cell table:style-name="ce3" table:formula="of:=SUMIF([.$A$2:.$A$297]; &quot;C-United Kingdom&quot;;[.G$2:.G$297])" office:value-type="float" office:value="150" calcext:value-type="float">
            <text:p>150</text:p>
          </table:table-cell>
          <table:table-cell table:style-name="ce3" table:formula="of:=[.E338]-[.F338]-[.G338]" office:value-type="float" office:value="11082" calcext:value-type="float">
            <text:p>11082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United States of America</text:p>
          </table:table-cell>
          <table:table-cell table:style-name="ce3" office:value-type="string" calcext:value-type="string">
            <text:p>États-Unis</text:p>
          </table:table-cell>
          <table:table-cell table:style-name="ce7" office:value-type="string" calcext:value-type="string">
            <text:p>Amérique du Nord</text:p>
          </table:table-cell>
          <table:table-cell table:style-name="ce22" office:value-type="string" calcext:value-type="string">
            <text:p>2020-03-26 23:48:20</text:p>
          </table:table-cell>
          <table:table-cell table:style-name="ce3" table:formula="of:=SUMIF([.$A$2:.$A$297]; &quot;C-US&quot;;[.E$2:.E$297])" office:value-type="float" office:value="83836" calcext:value-type="float">
            <text:p>83836</text:p>
          </table:table-cell>
          <table:table-cell table:style-name="ce3" table:formula="of:=SUMIF([.$A$2:.$A$297]; &quot;C-US&quot;;[.F$2:.F$297])" office:value-type="float" office:value="1209" calcext:value-type="float">
            <text:p>1209</text:p>
          </table:table-cell>
          <table:table-cell table:style-name="ce3" table:formula="of:=SUMIF([.$A$2:.$A$297]; &quot;C-US&quot;;[.G$2:.G$297])" office:value-type="float" office:value="681" calcext:value-type="float">
            <text:p>681</text:p>
          </table:table-cell>
          <table:table-cell table:style-name="ce3" table:formula="of:=[.E339]-[.F339]-[.G339]" office:value-type="float" office:value="81946" calcext:value-type="float">
            <text:p>81946</text:p>
          </table:table-cell>
          <table:table-cell table:number-columns-repeated="58"/>
        </table:table-row>
        <table:table-row table:style-name="ro1">
          <table:table-cell table:style-name="ce10" office:value-type="string" calcext:value-type="string">
            <text:p>Republic of Serbia</text:p>
          </table:table-cell>
          <table:table-cell table:style-name="ce10" office:value-type="string" calcext:value-type="string">
            <text:p>Serbie</text:p>
          </table:table-cell>
          <table:table-cell table:style-name="ce15" office:value-type="string" calcext:value-type="string">
            <text:p>Europe</text:p>
          </table:table-cell>
          <table:table-cell table:style-name="ce22" office:value-type="string" calcext:value-type="string">
            <text:p>2020-03-26 23:48:20</text:p>
          </table:table-cell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85" calcext:value-type="float">
            <text:p>285</text:p>
          </table:table-cell>
          <table:table-cell table:number-columns-repeated="58"/>
        </table:table-row>
        <table:table-row table:style-name="ro1">
          <table:table-cell table:style-name="ce10" office:value-type="string" calcext:value-type="string">
            <text:p>Slovakia</text:p>
          </table:table-cell>
          <table:table-cell table:style-name="ce10" office:value-type="string" calcext:value-type="string">
            <text:p>Slovaquie</text:p>
          </table:table-cell>
          <table:table-cell table:style-name="ce15" office:value-type="string" calcext:value-type="string">
            <text:p>Europe</text:p>
          </table:table-cell>
          <table:table-cell table:style-name="ce22" office:value-type="string" calcext:value-type="string">
            <text:p>2020-03-26 23:48:21</text:p>
          </table:table-cell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formula="of:=[.E341]-[.F341]-[.G341]" office:value-type="float" office:value="197" calcext:value-type="float">
            <text:p>197</text:p>
          </table:table-cell>
          <table:table-cell table:number-columns-repeated="58"/>
        </table:table-row>
        <table:table-row table:style-name="ro1">
          <table:table-cell table:style-name="ce10" office:value-type="string" calcext:value-type="string">
            <text:p>Macedonia</text:p>
          </table:table-cell>
          <table:table-cell table:style-name="ce10" office:value-type="string" calcext:value-type="string">
            <text:p>Macédoine du Nord</text:p>
          </table:table-cell>
          <table:table-cell table:style-name="ce15" office:value-type="string" calcext:value-type="string">
            <text:p>Europe</text:p>
          </table:table-cell>
          <table:table-cell table:style-name="ce22" office:value-type="string" calcext:value-type="string">
            <text:p>2020-03-26 23:48:21</text:p>
          </table:table-cell>
          <table:table-cell table:style-name="ce10" office:value-type="float" office:value="148" calcext:value-type="float">
            <text:p>14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E342]-[.F342]-[.G342]" office:value-type="float" office:value="145" calcext:value-type="float">
            <text:p>145</text:p>
          </table:table-cell>
          <table:table-cell table:number-columns-repeated="58"/>
        </table:table-row>
        <table:table-row table:style-name="ro1" table:number-rows-repeated="629">
          <table:table-cell table:number-columns-repeated="2"/>
          <table:table-cell table:style-name="ce6"/>
          <table:table-cell table:style-name="ce21"/>
          <table:table-cell table:number-columns-repeated="62"/>
        </table:table-row>
        <table:table-row table:style-name="ro1">
          <table:table-cell table:number-columns-repeated="2"/>
          <table:table-cell table:style-name="ce6"/>
          <table:table-cell table:number-columns-repeated="63"/>
        </table:table-row>
        <table:table-row table:style-name="ro1" table:number-rows-repeated="1047603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continent" table:style-name="ta1">
        <table:table-column table:style-name="co10" table:default-cell-style-name="ce35"/>
        <table:table-column table:style-name="co9" table:number-columns-repeated="4" table:default-cell-style-name="ce35"/>
        <table:table-column table:style-name="co9" table:default-cell-style-name="Default"/>
        <table:table-row table:style-name="ro1">
          <table:table-cell table:style-name="ce2" office:value-type="string" calcext:value-type="string">
            <text:p>French Nam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  <table:table-cell table:style-name="ce11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331];&quot;Europe&quot;;[$all_data.E$2:$all_data.E$302])" office:value-type="float" office:value="286669" calcext:value-type="float">
            <text:p>286669</text:p>
          </table:table-cell>
          <table:table-cell table:formula="of:=SUMIF([all_data.$C$2:.$C$331];&quot;Europe&quot;;[$all_data.F$2:$all_data.F$302])" office:value-type="float" office:value="16470" calcext:value-type="float">
            <text:p>16470</text:p>
          </table:table-cell>
          <table:table-cell table:formula="of:=SUMIF([all_data.$C$2:.$C$331];&quot;Europe&quot;;[$all_data.G$2:$all_data.G$302])" office:value-type="float" office:value="29613" calcext:value-type="float">
            <text:p>29613</text:p>
          </table:table-cell>
          <table:table-cell table:formula="of:=SUMIF([all_data.$C$2:.$C$331];&quot;Europe&quot;;[$all_data.H$2:$all_data.H$302])" office:value-type="float" office:value="240586" calcext:value-type="float">
            <text:p>240586</text:p>
          </table:table-cell>
          <table:table-cell table:style-name="ce2"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331];&quot;Asie&quot;;[$all_data.E$2:$all_data.E$302])" office:value-type="float" office:value="102795" calcext:value-type="float">
            <text:p>102795</text:p>
          </table:table-cell>
          <table:table-cell table:formula="of:=SUMIF([$all_data.$C$2:$all_data.$C$331];&quot;Asie&quot;;[$all_data.F$2:$all_data.F$302])" office:value-type="float" office:value="3674" calcext:value-type="float">
            <text:p>3674</text:p>
          </table:table-cell>
          <table:table-cell table:formula="of:=SUMIF([$all_data.$C$2:$all_data.$C$331];&quot;Asie&quot;;[$all_data.G$2:$all_data.G$302])" office:value-type="float" office:value="79671" calcext:value-type="float">
            <text:p>79671</text:p>
          </table:table-cell>
          <table:table-cell table:formula="of:=SUMIF([$all_data.$C$2:$all_data.$C$331];&quot;Asie&quot;;[$all_data.H$2:$all_data.H$302])" office:value-type="float" office:value="19450" calcext:value-type="float">
            <text:p>19450</text:p>
          </table:table-cell>
          <table:table-cell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331];&quot;Amérique du Nord&quot;;[$all_data.E$2:$all_data.E$302])" office:value-type="float" office:value="88353" calcext:value-type="float">
            <text:p>88353</text:p>
          </table:table-cell>
          <table:table-cell table:formula="of:=SUMIF([$all_data.$C$2:$all_data.$C$331];&quot;Amérique du Nord&quot;;[$all_data.F$2:$all_data.F$302])" office:value-type="float" office:value="1253" calcext:value-type="float">
            <text:p>1253</text:p>
          </table:table-cell>
          <table:table-cell table:formula="of:=SUMIF([$all_data.$C$2:$all_data.$C$331];&quot;Amérique du Nord&quot;;[$all_data.G$2:$all_data.G$302])" office:value-type="float" office:value="869" calcext:value-type="float">
            <text:p>869</text:p>
          </table:table-cell>
          <table:table-cell table:formula="of:=SUMIF([$all_data.$C$2:$all_data.$C$331];&quot;Amérique du Nord&quot;;[$all_data.H$2:$all_data.H$302])" office:value-type="float" office:value="82411" calcext:value-type="float">
            <text:p>82411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331];&quot;Moyen-Orient&quot;;[$all_data.E$2:$all_data.E$302])" office:value-type="float" office:value="35361" calcext:value-type="float">
            <text:p>35361</text:p>
          </table:table-cell>
          <table:table-cell table:formula="of:=SUMIF([$all_data.$C$2:$all_data.$C$331];&quot;Moyen-Orient&quot;;[$all_data.F$2:$all_data.F$302])" office:value-type="float" office:value="2290" calcext:value-type="float">
            <text:p>2290</text:p>
          </table:table-cell>
          <table:table-cell table:formula="of:=SUMIF([$all_data.$C$2:$all_data.$C$331];&quot;Moyen-Orient&quot;;[$all_data.G$2:$all_data.G$302])" office:value-type="float" office:value="10871" calcext:value-type="float">
            <text:p>10871</text:p>
          </table:table-cell>
          <table:table-cell table:formula="of:=SUMIF([$all_data.$C$2:$all_data.$C$331];&quot;Moyen-Orient&quot;;[$all_data.H$2:$all_data.H$302])" office:value-type="float" office:value="22200" calcext:value-type="float">
            <text:p>22200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C$2:$all_data.$C$331];&quot;Amérique du Sud&quot;;[$all_data.E$2:$all_data.E$302])" office:value-type="float" office:value="7919" calcext:value-type="float">
            <text:p>7919</text:p>
          </table:table-cell>
          <table:table-cell table:formula="of:=SUMIF([$all_data.$C$2:$all_data.$C$331];&quot;Amérique du Sud&quot;;[$all_data.F$2:$all_data.F$302])" office:value-type="float" office:value="145" calcext:value-type="float">
            <text:p>145</text:p>
          </table:table-cell>
          <table:table-cell table:formula="of:=SUMIF([$all_data.$C$2:$all_data.$C$331];&quot;Amérique du Sud&quot;;[$all_data.G$2:$all_data.G$302])" office:value-type="float" office:value="133" calcext:value-type="float">
            <text:p>133</text:p>
          </table:table-cell>
          <table:table-cell table:formula="of:=SUMIF([$all_data.$C$2:$all_data.$C$331];&quot;Amérique du Sud&quot;;[$all_data.H$2:$all_data.H$302])" office:value-type="float" office:value="7641" calcext:value-type="float">
            <text:p>7641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C$2:$all_data.$C$331];&quot;Afrique&quot;;[$all_data.E$2:$all_data.E$302])" office:value-type="float" office:value="3319" calcext:value-type="float">
            <text:p>3319</text:p>
          </table:table-cell>
          <table:table-cell table:formula="of:=SUMIF([all_data.$C$2:.$C$302];&quot;Afrique&quot;;[all_data.F$2:.F$302])" office:value-type="float" office:value="91" calcext:value-type="float">
            <text:p>91</text:p>
          </table:table-cell>
          <table:table-cell table:formula="of:=SUMIF([all_data.$C$2:.$C$302];&quot;Afrique&quot;;[all_data.G$2:.G$302])" office:value-type="float" office:value="184" calcext:value-type="float">
            <text:p>184</text:p>
          </table:table-cell>
          <table:table-cell table:formula="of:=SUMIF([all_data.$C$2:.$C$302];&quot;Afrique&quot;;[all_data.H$2:.H$302])" office:value-type="float" office:value="3044" calcext:value-type="float">
            <text:p>3044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C$2:$all_data.$C$331];&quot;Océanie&quot;;[$all_data.E$2:$all_data.E$302])" office:value-type="float" office:value="3094" calcext:value-type="float">
            <text:p>3094</text:p>
          </table:table-cell>
          <table:table-cell table:formula="of:=SUMIF([$all_data.$C$2:$all_data.$C$331];&quot;Océanie&quot;;[$all_data.F$2:$all_data.F$302])" office:value-type="float" office:value="13" calcext:value-type="float">
            <text:p>13</text:p>
          </table:table-cell>
          <table:table-cell table:formula="of:=SUMIF([$all_data.$C$2:$all_data.$C$331];&quot;Océanie&quot;;[$all_data.G$2:$all_data.G$302])" office:value-type="float" office:value="199" calcext:value-type="float">
            <text:p>199</text:p>
          </table:table-cell>
          <table:table-cell table:formula="of:=SUMIF([$all_data.$C$2:$all_data.$C$331];&quot;Océanie&quot;;[$all_data.H$2:$all_data.H$302])" office:value-type="float" office:value="2882" calcext:value-type="float">
            <text:p>2882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C$2:$all_data.$C$331];&quot;Amérique Centrale&quot;;[$all_data.E$2:$all_data.E$302])" office:value-type="float" office:value="1369" calcext:value-type="float">
            <text:p>1369</text:p>
          </table:table-cell>
          <table:table-cell table:formula="of:=SUMIF([$all_data.$C$2:$all_data.$C$331];&quot;Amérique Centrale&quot;;[$all_data.F$2:$all_data.F$302])" office:value-type="float" office:value="24" calcext:value-type="float">
            <text:p>24</text:p>
          </table:table-cell>
          <table:table-cell table:formula="of:=SUMIF([$all_data.$C$2:$all_data.$C$331];&quot;Amérique Centrale&quot;;[$all_data.G$2:$all_data.G$302])" office:value-type="float" office:value="13" calcext:value-type="float">
            <text:p>13</text:p>
          </table:table-cell>
          <table:table-cell table:formula="of:=SUMIF([$all_data.$C$2:$all_data.$C$331];&quot;Amérique Centrale&quot;;[$all_data.H$2:$all_data.H$302])" office:value-type="float" office:value="1332" calcext:value-type="float">
            <text:p>1332</text:p>
          </table:table-cell>
          <table:table-cell/>
        </table:table-row>
      </table:table>
      <table:table table:name="major_continent" table:style-name="ta1">
        <table:table-column table:style-name="co11" table:default-cell-style-name="ce35"/>
        <table:table-column table:style-name="co9" table:number-columns-repeated="4" table:default-cell-style-name="ce35"/>
        <table:table-row table:style-name="ro1">
          <table:table-cell table:style-name="ce2" office:value-type="string" calcext:value-type="string">
            <text:p>French Nam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331];&quot;Europe&quot;;[$all_data.E$2:$all_data.E$302])" office:value-type="float" office:value="286669" calcext:value-type="float">
            <text:p>286669</text:p>
          </table:table-cell>
          <table:table-cell table:formula="of:=SUMIF([$all_data.$C$2:$all_data.$C$331];&quot;Europe&quot;;[$all_data.F$2:$all_data.F$302])" office:value-type="float" office:value="16470" calcext:value-type="float">
            <text:p>16470</text:p>
          </table:table-cell>
          <table:table-cell table:formula="of:=SUMIF([$all_data.$C$2:$all_data.$C$331];&quot;Europe&quot;;[$all_data.G$2:$all_data.G$302])" office:value-type="float" office:value="29613" calcext:value-type="float">
            <text:p>29613</text:p>
          </table:table-cell>
          <table:table-cell table:formula="of:=SUMIF([$all_data.$C$2:$all_data.$C$331];&quot;Europe&quot;;[$all_data.H$2:$all_data.H$302])" office:value-type="float" office:value="240586" calcext:value-type="float">
            <text:p>240586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331];&quot;Asie&quot;;[$all_data.E$2:$all_data.E$302])" office:value-type="float" office:value="102795" calcext:value-type="float">
            <text:p>102795</text:p>
          </table:table-cell>
          <table:table-cell table:formula="of:=SUMIF([$all_data.$C$2:$all_data.$C$331];&quot;Asie&quot;;[$all_data.F$2:$all_data.F$302])" office:value-type="float" office:value="3674" calcext:value-type="float">
            <text:p>3674</text:p>
          </table:table-cell>
          <table:table-cell table:formula="of:=SUMIF([$all_data.$C$2:$all_data.$C$331];&quot;Asie&quot;;[$all_data.G$2:$all_data.G$302])" office:value-type="float" office:value="79671" calcext:value-type="float">
            <text:p>79671</text:p>
          </table:table-cell>
          <table:table-cell table:formula="of:=SUMIF([$all_data.$C$2:$all_data.$C$331];&quot;Asie&quot;;[$all_data.H$2:$all_data.H$302])" office:value-type="float" office:value="19450" calcext:value-type="float">
            <text:p>19450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331];&quot;Amérique du Nord&quot;;[$all_data.E$2:$all_data.E$302])" office:value-type="float" office:value="88353" calcext:value-type="float">
            <text:p>88353</text:p>
          </table:table-cell>
          <table:table-cell table:formula="of:=SUMIF([$all_data.$C$2:$all_data.$C$331];&quot;Amérique du Nord&quot;;[$all_data.F$2:$all_data.F$302])" office:value-type="float" office:value="1253" calcext:value-type="float">
            <text:p>1253</text:p>
          </table:table-cell>
          <table:table-cell table:formula="of:=SUMIF([$all_data.$C$2:$all_data.$C$331];&quot;Amérique du Nord&quot;;[$all_data.G$2:$all_data.G$302])" office:value-type="float" office:value="869" calcext:value-type="float">
            <text:p>869</text:p>
          </table:table-cell>
          <table:table-cell table:formula="of:=SUMIF([$all_data.$C$2:$all_data.$C$331];&quot;Amérique du Nord&quot;;[$all_data.H$2:$all_data.H$302])" office:value-type="float" office:value="82411" calcext:value-type="float">
            <text:p>82411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331];&quot;Moyen-Orient&quot;;[$all_data.E$2:$all_data.E$302])" office:value-type="float" office:value="35361" calcext:value-type="float">
            <text:p>35361</text:p>
          </table:table-cell>
          <table:table-cell table:formula="of:=SUMIF([$all_data.$C$2:$all_data.$C$331];&quot;Moyen-Orient&quot;;[$all_data.F$2:$all_data.F$302])" office:value-type="float" office:value="2290" calcext:value-type="float">
            <text:p>2290</text:p>
          </table:table-cell>
          <table:table-cell table:formula="of:=SUMIF([$all_data.$C$2:$all_data.$C$331];&quot;Moyen-Orient&quot;;[$all_data.G$2:$all_data.G$302])" office:value-type="float" office:value="10871" calcext:value-type="float">
            <text:p>10871</text:p>
          </table:table-cell>
          <table:table-cell table:formula="of:=SUMIF([$all_data.$C$2:$all_data.$C$331];&quot;Moyen-Orient&quot;;[$all_data.H$2:$all_data.H$302])" office:value-type="float" office:value="22200" calcext:value-type="float">
            <text:p>22200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6:$continent.B$8])" office:value-type="float" office:value="14332" calcext:value-type="float">
            <text:p>14332</text:p>
          </table:table-cell>
          <table:table-cell table:formula="of:=SUM([$continent.C$6:$continent.C$8])" office:value-type="float" office:value="249" calcext:value-type="float">
            <text:p>249</text:p>
          </table:table-cell>
          <table:table-cell table:formula="of:=SUM([$continent.D$6:$continent.D$8])" office:value-type="float" office:value="516" calcext:value-type="float">
            <text:p>516</text:p>
          </table:table-cell>
          <table:table-cell table:formula="of:=SUM([$continent.E$6:$continent.E$8])" office:value-type="float" office:value="13567" calcext:value-type="float">
            <text:p>13567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2" table:number-columns-repeated="5"/>
        </table:table-row>
      </table:table>
      <table:named-expressions/>
      <table:database-ranges>
        <table:database-range table:name="__Anonymous_Sheet_DB__0" table:target-range-address="all_data.A1:all_data.I30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continent.A1:continent.E9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major_continent.A1:major_continent.E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00-00-00</text:date>, <text:time style:data-style-name="N2" text:time-value="07:05:44.7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27T07:19:49.655000000</dc:date>
    <meta:editing-duration>PT5H2M25S</meta:editing-duration>
    <meta:editing-cycles>28</meta:editing-cycles>
    <meta:generator>LibreOffice/6.4.2.2$Windows_X86_64 LibreOffice_project/4e471d8c02c9c90f512f7f9ead8875b57fcb1ec3</meta:generator>
    <meta:document-statistic meta:table-count="3" meta:cell-count="2073" meta:object-count="0"/>
  </office:meta>
</office:document-meta>
</file>